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2.9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8.97mm"/>
    </style:style>
    <style:style style:name="ro1" style:family="table-row">
      <style:table-row-properties style:row-height="8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ff"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2"/>
        <table:table-column table:style-name="co3" table:number-columns-repeated="1017" table:default-cell-style-name="ce1"/>
        <table:table-row table:style-name="ro1">
          <table:table-cell office:value-type="string" calcext:value-type="string">
            <text:p>チューニング方法</text:p>
          </table:table-cell>
          <table:table-cell office:value-type="string" calcext:value-type="string">
            <text:p>想定効果</text:p>
          </table:table-cell>
          <table:table-cell office:value-type="string" calcext:value-type="string">
            <text:p>コスト分類</text:p>
          </table:table-cell>
          <table:table-cell office:value-type="string" calcext:value-type="string">
            <text:p>動く人</text:p>
          </table:table-cell>
          <table:table-cell office:value-type="string" calcext:value-type="string">
            <text:p>想定費用</text:p>
          </table:table-cell>
          <table:table-cell office:value-type="string" calcext:value-type="string">
            <text:p>費用対効果</text:p>
          </table:table-cell>
          <table:table-cell table:formula="of:=&quot;|&quot;&amp;[.A1]&amp;&quot;|&quot;&amp;[.B1]&amp;&quot;|&quot;&amp;[.C1]&amp;&quot;|&quot;&amp;[.D1]&amp;&quot;|&quot;&amp;[.E1]&amp;&quot;|&quot;&amp;[.F1]&amp;&quot;|&quot;" office:value-type="string" office:string-value="|チューニング方法|想定効果|コスト分類|動く人|想定費用|費用対効果|" calcext:value-type="string">
            <text:p>|チューニング方法|想定効果|コスト分類|動く人|想定費用|費用対効果|</text:p>
          </table:table-cell>
          <table:table-cell table:number-columns-repeated="1017"/>
        </table:table-row>
        <table:table-row table:style-name="ro2">
          <table:table-cell table:number-columns-repeated="6" office:value-type="string" calcext:value-type="string">
            <text:p>:----:</text:p>
          </table:table-cell>
          <table:table-cell table:formula="of:=&quot;|&quot;&amp;[.A2]&amp;&quot;|&quot;&amp;[.B2]&amp;&quot;|&quot;&amp;[.C2]&amp;&quot;|&quot;&amp;[.D2]&amp;&quot;|&quot;&amp;[.E2]&amp;&quot;|&quot;&amp;[.F2]&amp;&quot;|&quot;" office:value-type="string" office:string-value="|:----:|:----:|:----:|:----:|:----:|:----:|" calcext:value-type="string">
            <text:p>|:----:|:----:|:----:|:----:|:----:|:----: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プログラム的な対応(カーソルループの廃止など)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変更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△</text:p>
          </table:table-cell>
          <table:table-cell table:formula="of:=&quot;|&quot;&amp;[.A3]&amp;&quot;|&quot;&amp;[.B3]&amp;&quot;|&quot;&amp;[.C3]&amp;&quot;|&quot;&amp;[.D3]&amp;&quot;|&quot;&amp;[.E3]&amp;&quot;|&quot;&amp;[.F3]&amp;&quot;|&quot;" office:value-type="string" office:string-value="|プログラム的な対応(カーソルループの廃止など)|大|アプリ変更|アプリ|大|△|" calcext:value-type="string">
            <text:p>|プログラム的な対応(カーソルループの廃止など)|大|アプリ変更|アプリ|大|△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等価なSQLへの書き換え</text:p>
          </table:table-cell>
          <table:table-cell office:value-type="string" calcext:value-type="string">
            <text:p>大</text:p>
          </table:table-cell>
          <table:table-cell office:value-type="string" calcext:value-type="string">
            <text:p>アプリ変更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○</text:p>
          </table:table-cell>
          <table:table-cell table:formula="of:=&quot;|&quot;&amp;[.A4]&amp;&quot;|&quot;&amp;[.B4]&amp;&quot;|&quot;&amp;[.C4]&amp;&quot;|&quot;&amp;[.D4]&amp;&quot;|&quot;&amp;[.E4]&amp;&quot;|&quot;&amp;[.F4]&amp;&quot;|&quot;" office:value-type="string" office:string-value="|等価なSQLへの書き換え|大|アプリ変更|アプリ+チューナー|中|○|" calcext:value-type="string">
            <text:p>|等価なSQLへの書き換え|大|アプリ変更|アプリ+チューナー|中|○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ヒント文の追加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のコスト</text:p>
          </table:table-cell>
          <table:table-cell office:value-type="string" calcext:value-type="string">
            <text:p>アプリ+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○</text:p>
          </table:table-cell>
          <table:table-cell table:formula="of:=&quot;|&quot;&amp;[.A5]&amp;&quot;|&quot;&amp;[.B5]&amp;&quot;|&quot;&amp;[.C5]&amp;&quot;|&quot;&amp;[.D5]&amp;&quot;|&quot;&amp;[.E5]&amp;&quot;|&quot;&amp;[.F5]&amp;&quot;|&quot;" office:value-type="string" office:string-value="|ヒント文の追加|中or大|チューナーのコスト|アプリ+チューナー|小|○|" calcext:value-type="string">
            <text:p>|ヒント文の追加|中or大|チューナーのコスト|アプリ+チューナー|小|○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インデックス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チューナーのコスト</text:p>
          </table:table-cell>
          <table:table-cell office:value-type="string" calcext:value-type="string">
            <text:p>チューナー</text:p>
          </table:table-cell>
          <table:table-cell office:value-type="string" calcext:value-type="string">
            <text:p>小</text:p>
          </table:table-cell>
          <table:table-cell office:value-type="string" calcext:value-type="string">
            <text:p>◎</text:p>
          </table:table-cell>
          <table:table-cell table:formula="of:=&quot;|&quot;&amp;[.A6]&amp;&quot;|&quot;&amp;[.B6]&amp;&quot;|&quot;&amp;[.C6]&amp;&quot;|&quot;&amp;[.D6]&amp;&quot;|&quot;&amp;[.E6]&amp;&quot;|&quot;&amp;[.F6]&amp;&quot;|&quot;" office:value-type="string" office:string-value="|インデックス|中or大|チューナーのコスト|チューナー|小|◎|" calcext:value-type="string">
            <text:p>|インデックス|中or大|チューナーのコスト|チューナー|小|◎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ビューの実体化(オラクルで言うマテビュー)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7]&amp;&quot;|&quot;&amp;[.B7]&amp;&quot;|&quot;&amp;[.C7]&amp;&quot;|&quot;&amp;[.D7]&amp;&quot;|&quot;&amp;[.E7]&amp;&quot;|&quot;&amp;[.F7]&amp;&quot;|&quot;" office:value-type="string" office:string-value="|ビューの実体化(オラクルで言うマテビュー)|不明 うまく行けば大|ミドル変更|全|不明 大の方が無難|評価できず|" calcext:value-type="string">
            <text:p>|ビューの実体化(オラクルで言うマテビュー)|不明 うまく行けば大|ミドル変更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パーティショニング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8]&amp;&quot;|&quot;&amp;[.B8]&amp;&quot;|&quot;&amp;[.C8]&amp;&quot;|&quot;&amp;[.D8]&amp;&quot;|&quot;&amp;[.E8]&amp;&quot;|&quot;&amp;[.F8]&amp;&quot;|&quot;" office:value-type="string" office:string-value="|パーティショニング|不明 うまく行けば大|ミドル変更|全|不明 大の方が無難|評価できず|" calcext:value-type="string">
            <text:p>|パーティショニング|不明 うまく行けば大|ミドル変更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リードレプリカ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全</text:p>
          </table:table-cell>
          <table:table-cell office:value-type="string" calcext:value-type="string">
            <text:p>不明 大の方が無難</text:p>
          </table:table-cell>
          <table:table-cell office:value-type="string" calcext:value-type="string">
            <text:p>評価できず</text:p>
          </table:table-cell>
          <table:table-cell table:formula="of:=&quot;|&quot;&amp;[.A9]&amp;&quot;|&quot;&amp;[.B9]&amp;&quot;|&quot;&amp;[.C9]&amp;&quot;|&quot;&amp;[.D9]&amp;&quot;|&quot;&amp;[.E9]&amp;&quot;|&quot;&amp;[.F9]&amp;&quot;|&quot;" office:value-type="string" office:string-value="|リードレプリカ|不明 うまく行けば大|ミドル変更|全|不明 大の方が無難|評価できず|" calcext:value-type="string">
            <text:p>|リードレプリカ|不明 うまく行けば大|ミドル変更|全|不明 大の方が無難|評価できず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パラメータ変更(キャッシュサイズ調整、ファイルの分散配置、パラレル度調整、etc.)</text:p>
          </table:table-cell>
          <table:table-cell office:value-type="string" calcext:value-type="string">
            <text:p>不明 うまく行けば大</text:p>
          </table:table-cell>
          <table:table-cell office:value-type="string" calcext:value-type="string">
            <text:p>ミドル変更</text:p>
          </table:table-cell>
          <table:table-cell office:value-type="string" calcext:value-type="string">
            <text:p>インフラ+チューナー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△</text:p>
          </table:table-cell>
          <table:table-cell table:formula="of:=&quot;|&quot;&amp;[.A10]&amp;&quot;|&quot;&amp;[.B10]&amp;&quot;|&quot;&amp;[.C10]&amp;&quot;|&quot;&amp;[.D10]&amp;&quot;|&quot;&amp;[.E10]&amp;&quot;|&quot;&amp;[.F10]&amp;&quot;|&quot;" office:value-type="string" office:string-value="|パラメータ変更(キャッシュサイズ調整、ファイルの分散配置、パラレル度調整、etc.)|不明 うまく行けば大|ミドル変更|インフラ+チューナー|中|△|" calcext:value-type="string">
            <text:p>|パラメータ変更(キャッシュサイズ調整、ファイルの分散配置、パラレル度調整、etc.)|不明 うまく行けば大|ミドル変更|インフラ+チューナー|中|△|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ハードウェア増強(メモリ、CPU、I/O)</text:p>
          </table:table-cell>
          <table:table-cell office:value-type="string" calcext:value-type="string">
            <text:p>小よくて中</text:p>
          </table:table-cell>
          <table:table-cell office:value-type="string" calcext:value-type="string">
            <text:p>ハードウェア増強</text:p>
          </table:table-cell>
          <table:table-cell office:value-type="string" calcext:value-type="string">
            <text:p>インフラ</text:p>
          </table:table-cell>
          <table:table-cell office:value-type="string" calcext:value-type="string">
            <text:p>中or大</text:p>
          </table:table-cell>
          <table:table-cell office:value-type="string" calcext:value-type="string">
            <text:p>△</text:p>
          </table:table-cell>
          <table:table-cell table:formula="of:=&quot;|&quot;&amp;[.A11]&amp;&quot;|&quot;&amp;[.B11]&amp;&quot;|&quot;&amp;[.C11]&amp;&quot;|&quot;&amp;[.D11]&amp;&quot;|&quot;&amp;[.E11]&amp;&quot;|&quot;&amp;[.F11]&amp;&quot;|&quot;" office:value-type="string" office:string-value="|ハードウェア増強(メモリ、CPU、I/O)|小よくて中|ハードウェア増強|インフラ|中or大|△|" calcext:value-type="string">
            <text:p>|ハードウェア増強(メモリ、CPU、I/O)|小よくて中|ハードウェア増強|インフラ|中or大|△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全=アプリ、インフラ、ミドル、チューナー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00/00/00</text:date>, <text:time style:data-style-name="N2" text:time-value="20:52:16.52170517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12:35.786265007</meta:creation-date>
    <dc:date>2018-05-24T21:49:25.963759233</dc:date>
    <meta:editing-duration>PT1H25M1S</meta:editing-duration>
    <meta:editing-cycles>13</meta:editing-cycles>
    <meta:generator>LibreOffice/5.1.6.2$Linux_X86_64 LibreOffice_project/10m0$Build-2</meta:generator>
    <meta:document-statistic meta:table-count="1" meta:cell-count="78" meta:object-count="0"/>
  </office:meta>
</office:document-meta>
</file>